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>
        <style:tab-stops/>
      </style:paragraph-properties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" draw:layer="layout" svg:width="5.5cm" svg:height="2cm" svg:x="3.8cm" svg:y="3.75cm">
          <text:p text:style-name="P1">sresStanza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cm" svg:x="7.75cm" svg:y="7.7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1.7cm" svg:y="3.75cm">
          <text:p text:style-name="P1">attrOggett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75cm" svg:y1="8.7cm" svg:x2="6.55cm" svg:y2="5.75cm" draw:start-shape="id1" draw:start-glue-point="3" draw:end-shape="id2">
          <text:p text:style-name="P4"/>
        </draw:connector>
        <draw:connector draw:style-name="gr2" draw:text-style-name="P2" draw:layer="layout" draw:line-skew="-0.75cm" svg:x1="14.45cm" svg:y1="3.75cm" svg:x2="6.55cm" svg:y2="3.75cm" draw:start-shape="id3" draw:start-glue-point="0" draw:end-shape="id2">
          <svg:title>contenuto in</svg:title>
          <svg:desc>contenuto in</svg:desc>
          <text:p text:style-name="P4"/>
        </draw:connector>
        <draw:connector draw:style-name="gr3" draw:text-style-name="P3" draw:layer="layout" svg:x1="13.25cm" svg:y1="8.7cm" svg:x2="14.45cm" svg:y2="5.75cm" draw:start-shape="id1" draw:start-glue-point="1" draw:end-shape="id3" draw:end-glue-point="2">
          <text:p text:style-name="P4"/>
        </draw:connector>
        <draw:frame draw:style-name="gr4" draw:layer="layout" svg:width="4.414cm" svg:height="0.988cm" svg:x="8.5cm" svg:y="1.512cm">
          <draw:text-box>
            <text:p text:style-name="P4">collocazione</text:p>
          </draw:text-box>
        </draw:frame>
        <draw:frame draw:style-name="gr4" draw:layer="layout" svg:width="4.473cm" svg:height="0.988cm" draw:transform="rotate (1.59523093632252) translate (5.662cm 10.232cm)">
          <draw:text-box>
            <text:p text:style-name="P4">occupazione</text:p>
          </draw:text-box>
        </draw:frame>
        <draw:frame draw:style-name="gr4" draw:layer="layout" svg:width="2.746cm" svg:height="0.988cm" draw:transform="rotate (1.55910262080624) translate (14.48cm 8.746cm)">
          <draw:text-box>
            <text:p text:style-name="P4">utilizz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29T23:15:41</meta:creation-date>
    <dc:date>2008-03-30T01:31:13</dc:date>
    <dc:language>it-IT</dc:language>
    <meta:editing-cycles>3</meta:editing-cycles>
    <meta:editing-duration>PT9M2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